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0e45b" officeooo:paragraph-rsid="0000e45b"/>
    </style:style>
    <style:style style:name="P2" style:family="paragraph" style:parent-style-name="Text_20_body">
      <style:paragraph-properties fo:text-align="center" style:justify-single-word="false"/>
      <style:text-properties officeooo:rsid="0000e45b" officeooo:paragraph-rsid="0000e45b"/>
    </style:style>
    <style:style style:name="P3" style:family="paragraph" style:parent-style-name="Text_20_body">
      <style:text-properties officeooo:rsid="0000e4d5" officeooo:paragraph-rsid="0000e4d5"/>
    </style:style>
    <style:style style:name="P4" style:family="paragraph" style:parent-style-name="Title">
      <style:text-properties officeooo:rsid="0000e45b" officeooo:paragraph-rsid="0000e45b"/>
    </style:style>
    <style:style style:name="P5" style:family="paragraph" style:parent-style-name="Subtitle">
      <style:text-properties officeooo:rsid="0000e45b" officeooo:paragraph-rsid="0000e45b"/>
    </style:style>
    <style:style style:name="P6" style:family="paragraph" style:parent-style-name="Text_20_body">
      <style:text-properties style:rfc-language-tag="sr-Latn-RS" fo:language="sr" fo:script="Latn" fo:country="RS" officeooo:rsid="0000e4d5" officeooo:paragraph-rsid="0000e4d5"/>
    </style:style>
    <style:style style:name="P7" style:family="paragraph" style:parent-style-name="Text_20_body">
      <style:paragraph-properties fo:text-align="center" style:justify-single-word="false"/>
      <style:text-properties style:rfc-language-tag="sr-Latn-RS" fo:language="sr" fo:script="Latn" fo:country="RS" officeooo:rsid="0000e45b" officeooo:paragraph-rsid="0000e45b"/>
    </style:style>
    <style:style style:name="P8" style:family="paragraph" style:parent-style-name="Text_20_body">
      <style:text-properties fo:language="en" fo:country="US" officeooo:rsid="0000e4d5" officeooo:paragraph-rsid="0000e4d5"/>
    </style:style>
    <style:style style:name="P9" style:family="paragraph" style:parent-style-name="Text_20_body">
      <style:text-properties officeooo:rsid="00029d92" officeooo:paragraph-rsid="00029d92"/>
    </style:style>
    <style:style style:name="P10" style:family="paragraph" style:parent-style-name="Text_20_body">
      <style:text-properties officeooo:rsid="00030a3b" officeooo:paragraph-rsid="00030a3b"/>
    </style:style>
    <style:style style:name="P11" style:family="paragraph" style:parent-style-name="Heading_20_2">
      <style:text-properties officeooo:rsid="0000e4d5" officeooo:paragraph-rsid="0000e4d5"/>
    </style:style>
    <style:style style:name="P12" style:family="paragraph" style:parent-style-name="Heading_20_1">
      <style:paragraph-properties fo:break-before="page"/>
      <style:text-properties style:rfc-language-tag="sr-Latn-RS" fo:language="sr" fo:script="Latn" fo:country="RS" officeooo:rsid="0000e4d5" officeooo:paragraph-rsid="0000e4d5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fo:language="en" fo:country="US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eart rate monitor</text:p>
      <text:p text:style-name="P1"/>
      <text:p text:style-name="P5">Hardware learning projec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ilo<text:span text:style-name="T1">š Arbanas<text:line-break/>15.10.2018. Novi Sad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Table of Contents</text:p>
          </text:index-title>
          <text:p text:style-name="P14"><text:a xlink:type="simple" xlink:href="#__RefHeading___Toc291_613887542" text:style-name="Index_20_Link" text:visited-style-name="Index_20_Link">1. Introduction<text:tab/>3</text:a></text:p>
          <text:p text:style-name="P15"><text:a xlink:type="simple" xlink:href="#__RefHeading___Toc185_613887542" text:style-name="Index_20_Link" text:visited-style-name="Index_20_Link">1.1. Theoretical foundation<text:tab/>3</text:a></text:p>
        </text:index-body>
      </text:table-of-content>
      <text:p text:style-name="P7"/>
      <text:h text:style-name="P12" text:outline-level="1"><text:bookmark-start text:name="__RefHeading___Toc291_613887542"/>Introduction<text:bookmark-end text:name="__RefHeading___Toc291_613887542"/></text:h>
      <text:p text:style-name="P6">Purpose of this project is to get to know OP-Amp characteristics better and to get a feeling on how to choose components for a project.</text:p>
      <text:p text:style-name="P3"><text:span text:style-name="T1">The goal of this project is to make a Heartrate monitor that will count heart‘</text:span><text:span text:style-name="T2">s rate, or “beeps per minute”.</text:span></text:p>
      <text:p text:style-name="P8">Idea is to learn about Opamps while doing this, so most of the research and testing will go into that.</text:p>
      <text:p text:style-name="P6">In the next chapters, the theoretical foundation will be described and requirements will be set.</text:p>
      <text:h text:style-name="P11" text:outline-level="2"><text:bookmark-start text:name="__RefHeading___Toc185_613887542"/>Theoretical foundation<text:bookmark-end text:name="__RefHeading___Toc185_613887542"/></text:h>
      <text:p text:style-name="P9">In order not to be influenced by other papers on this subject, in this introduction I will describe my understanding of how a heartbeat sensor works.</text:p>
      <text:p text:style-name="P9">As far as I know, light can be passed through one finger. As the heart pumps the blood thru veins, the veins widen a bit, and that is translated as a change in the amount of light that passes thru finger.</text:p>
      <text:p text:style-name="P9">So the signal should have bumps in amplitude when the pressure widens the veins.</text:p>
      <text:p text:style-name="P10">In the following chapters, one experiment will be dedicated for analyzing the sig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18-10-17T19:03:55.149000000</dc:date>
    <meta:editing-duration>PT15M48S</meta:editing-duration>
    <meta:editing-cycles>5</meta:editing-cycles>
    <meta:document-statistic meta:table-count="0" meta:image-count="0" meta:object-count="0" meta:page-count="3" meta:paragraph-count="16" meta:word-count="200" meta:character-count="1139" meta:non-whitespace-character-count="957"/>
  </office:meta>
</office:document-meta>
</file>